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49cm"/>
    </style:style>
    <style:style style:name="pr5" style:family="presentation" style:parent-style-name="Default-title">
      <style:graphic-properties fo:min-height="2.721cm"/>
    </style:style>
    <style:style style:name="pr6" style:family="presentation" style:parent-style-name="Default-title">
      <style:graphic-properties fo:min-height="2.516cm"/>
    </style:style>
    <style:style style:name="pr7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ikel Ni, De, He,<text:line-break/>dan Petunjuk Ara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2" draw:text-style-name="P2" draw:layer="layout" svg:width="1.27cm" svg:height="1.27cm" svg:x="5.9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604cm" svg:y1="9.398cm" svg:x2="6.604cm" svg:y2="12.954cm">
          <text:p/>
        </draw:line>
        <draw:line draw:style-name="gr3" draw:text-style-name="P3" draw:layer="layout" svg:x1="5.08cm" svg:y1="11.176cm" svg:x2="6.604cm" svg:y2="9.652cm">
          <text:p/>
        </draw:line>
        <draw:line draw:style-name="gr3" draw:text-style-name="P3" draw:layer="layout" svg:x1="5.08cm" svg:y1="14.476cm" svg:x2="6.604cm" svg:y2="12.952cm">
          <text:p/>
        </draw:line>
        <draw:line draw:style-name="gr3" draw:text-style-name="P3" draw:layer="layout" svg:x1="8.128cm" svg:y1="10.922cm" svg:x2="6.604cm" svg:y2="9.652cm">
          <text:p/>
        </draw:line>
        <draw:line draw:style-name="gr3" draw:text-style-name="P3" draw:layer="layout" svg:x1="8.128cm" svg:y1="14.222cm" svg:x2="6.604cm" svg:y2="12.952cm">
          <text:p/>
        </draw:line>
        <draw:frame presentation:style-name="pr4" draw:layer="layout" svg:width="5.842cm" svg:height="2.304cm" svg:x="5.526cm" svg:y="5.316cm" presentation:class="title" presentation:user-transformed="true">
          <draw:text-box>
            <text:p>上 (ue)</text:p>
          </draw:text-box>
        </draw:frame>
        <draw:frame presentation:style-name="pr5" draw:layer="layout" svg:width="7.204cm" svg:height="2.721cm" svg:x="5.68cm" svg:y="14.605cm" presentation:class="title" presentation:user-transformed="true">
          <draw:text-box>
            <text:p>下 (shita)</text:p>
          </draw:text-box>
        </draw:frame>
        <draw:frame presentation:style-name="pr6" draw:layer="layout" svg:width="5.348cm" svg:height="4.04cm" svg:x="7.86cm" svg:y="8.644cm" presentation:class="title" presentation:user-transformed="true">
          <draw:text-box>
            <text:p>右 (migi)</text:p>
          </draw:text-box>
        </draw:frame>
        <draw:frame presentation:style-name="pr4" draw:layer="layout" svg:width="5.842cm" svg:height="4.04cm" svg:x="0.178cm" svg:y="8.676cm" presentation:class="title" presentation:user-transformed="true">
          <draw:text-box>
            <text:p>左 (hidari)</text:p>
          </draw:text-box>
        </draw:frame>
        <draw:custom-shape draw:style-name="gr2" draw:text-style-name="P2" draw:layer="layout" svg:width="1.27cm" svg:height="1.27cm" svg:x="21.49cm" svg:y="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.098cm" svg:y1="9.654cm" svg:x2="22.098cm" svg:y2="13.21cm">
          <text:p/>
        </draw:line>
        <draw:line draw:style-name="gr3" draw:text-style-name="P3" draw:layer="layout" svg:x1="20.574cm" svg:y1="11.432cm" svg:x2="22.098cm" svg:y2="9.908cm">
          <text:p/>
        </draw:line>
        <draw:line draw:style-name="gr3" draw:text-style-name="P3" draw:layer="layout" svg:x1="20.574cm" svg:y1="14.732cm" svg:x2="22.098cm" svg:y2="13.208cm">
          <text:p/>
        </draw:line>
        <draw:line draw:style-name="gr3" draw:text-style-name="P3" draw:layer="layout" svg:x1="23.622cm" svg:y1="11.178cm" svg:x2="22.098cm" svg:y2="9.908cm">
          <text:p/>
        </draw:line>
        <draw:line draw:style-name="gr3" draw:text-style-name="P3" draw:layer="layout" svg:x1="23.622cm" svg:y1="14.478cm" svg:x2="22.098cm" svg:y2="13.208cm">
          <text:p/>
        </draw:line>
        <draw:custom-shape draw:style-name="gr4" draw:text-style-name="P4" draw:layer="layout" svg:width="0.254cm" svg:height="0.254cm" svg:x="22.502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5.842cm" svg:height="4.04cm" svg:x="22.352cm" svg:y="9.622cm" presentation:class="title" presentation:user-transformed="true">
          <draw:text-box>
            <text:p>前 (mae)</text:p>
          </draw:text-box>
        </draw:frame>
        <draw:frame presentation:style-name="pr4" draw:layer="layout" svg:width="5.842cm" svg:height="4.04cm" svg:x="15.748cm" svg:y="9.652cm" presentation:class="title" presentation:user-transformed="true">
          <draw:text-box>
            <text:p>後 (ushiro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kel Ni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Digunakan untuk menentukan tempat keberadaan sesuatu (di …)</text:p>
                <text:list>
                  <text:list-item>
                    <text:p>Nihon ni iru // saya ada di Jepang</text:p>
                  </text:list-item>
                  <text:list-item>
                    <text:p>Heya ni neko ga imasu // di dalam ruangan ada kucing</text:p>
                  </text:list-item>
                  <text:list-item>
                    <text:p>Neko wa heya ni imasu // kucingnya ada di dalam ruangan</text:p>
                  </text:list-item>
                  <text:list-item>
                    <text:p>Tsukue no ue ni hon ga arimasu // di atas meja ada buku</text:p>
                  </text:list-item>
                  <text:list-item>
                    <text:p>Koko ni goshomei kudasai // silahkan tanda tangan di sini</text:p>
                  </text:list-item>
                </text:list>
              </text:list-item>
              <text:list-item>
                <text:p>Digunakan untuk menunjukkan waktu</text:p>
                <text:list>
                  <text:list-item>
                    <text:p>Yoji ni hajimemasu // kita akan mulai jam 4</text:p>
                  </text:list-item>
                  <text:list-item>
                    <text:p>Jyuppun hodo mae ni touchaku shimashita // saya sudah sampai dari kira-kira 10 menit yang lal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kel N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t</text:p>
                <text:p>&lt;lokasi&gt; に &lt;kata kerja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kel De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://wkwkjapan.com/tata-bahasa/partikel-ni-sebagai-penunjuk-tempat-eksistensi-pelaku/" xlink:type="simple">http://wkwkjapan.com/tata-bahasa/partikel-ni-sebagai-penunjuk-tempat-eksistensi-pelaku/</text:a></text:p>
              </text:list-item>
              <text:list-item>
                <text:p><text:a xlink:href="http://kursus-jepang-evergreen.com/index.php/partikel-bahasa-jepang/53-partikel-ni" xlink:type="simple">http://kursus-jepang-evergreen.com/index.php/partikel-bahasa-jepang/53-partikel-ni</text:a></text:p>
              </text:list-item>
              <text:list-item>
                <text:p><text:a xlink:href="https://www.wasabi-jpn.com/japanese-grammar/japanese-particle-ni-clear-up-all-doubts-you-may-have/" xlink:type="simple">https://www.wasabi-jpn.com/japanese-grammar/japanese-particle-ni-clear-up-all-doubts-you-may-have/</text:a></text:p>
              </text:list-item>
              <text:list-item>
                <text:p><text:a xlink:href="http://www.punipunijapan.com/japanese-particle-ni-e/" xlink:type="simple">http://www.punipunijapan.com/japanese-particle-ni-e/</text:a></text:p>
              </text:list-item>
              <text:list-item>
                <text:p><text:a xlink:href="https://www.japanesepod101.com/japanese-grammar-introduction/" xlink:type="simple">https://www.japanesepod101.com/japanese-grammar-introduction/</text:a></text:p>
              </text:list-item>
              <text:list-item>
                <text:p><text:a xlink:href="http://hikansakura.blogspot.co.id/2012/03/partikel-ni-bahasa-jepang.html" xlink:type="simple">http://hikansakura.blogspot.co.id/2012/03/partikel-ni-bahasa-jepang.html</text:a></text:p>
              </text:list-item>
              <text:list-item>
                <text:p><text:a xlink:href="https://en.wiktionary.org/wiki/Appendix:1000_Japanese_basic_words" xlink:type="simple">https://en.wiktionary.org/wiki/Appendix:1000_Japanese_basic_words</text:a></text:p>
              </text:list-item>
              <text:list-item>
                <text:p><text:a xlink:href="https://www.tofugu.com/japanese/important-japanese-words/" xlink:type="simple">https://www.tofugu.com/japanese/important-japanese-words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4:29:09.603012181</meta:creation-date>
    <dc:date>2018-04-16T18:27:15.418371019</dc:date>
    <meta:editing-duration>PT3H7M3S</meta:editing-duration>
    <meta:editing-cycles>2</meta:editing-cycles>
    <meta:generator>LibreOffice/5.1.6.2$Linux_X86_64 LibreOffice_project/10m0$Build-2</meta:generator>
    <meta:document-statistic meta:object-count="63"/>
  </office:meta>
</office:document-meta>
</file>